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1" style:family="paragraph">
      <loext:graphic-properties draw:fill-color="#ffffff"/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Une partie [d’une compagnie de policiers] pourrait être dissolue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Elle a été dissoute : c’est l’amoral de l’histoire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Jean Bassoulet a été élu à l’humanité premier magistrat de la commune de Saint-Bomer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A l’unanimité et à l’humain levé !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3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Six pièges à rats masqués dissimulés dans des buses ont été volés mercredi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Avec les rats musqués, faut-il prendre des gants ?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4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Les priorités : […] remplacer dans l’avenir des ampoules par des laides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Ou par des LED à l’état meuf ?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5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Certains s’inquiètent d’une volonté de germination des Ardennes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Germanisation ou pas, l’état-major s’est planté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5T10:19:52.929004421</meta:creation-date>
    <meta:editing-duration>PT3H57M32S</meta:editing-duration>
    <meta:editing-cycles>18</meta:editing-cycles>
    <meta:generator>LibreOffice/6.0.7.3$Linux_X86_64 LibreOffice_project/00m0$Build-3</meta:generator>
    <dc:title>Vivid</dc:title>
    <dc:date>2020-07-09T18:14:53.676102532</dc:date>
    <meta:document-statistic meta:object-count="60"/>
  </office:meta>
</office:document-meta>
</file>